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4124" officeooo:paragraph-rsid="000e4124"/>
    </style:style>
    <style:style style:name="P2" style:family="paragraph" style:parent-style-name="Text_20_body" style:list-style-name="L1">
      <style:text-properties officeooo:rsid="000e4124" officeooo:paragraph-rsid="000e4124"/>
    </style:style>
    <style:style style:name="P3" style:family="paragraph" style:parent-style-name="Text_20_body" style:list-style-name="L1">
      <style:text-properties officeooo:paragraph-rsid="000e4124"/>
    </style:style>
    <style:style style:name="T1" style:family="text">
      <style:text-properties officeooo:rsid="000e412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imeline</text:span></text:p>
      <text:p text:style-name="Text_20_body"/>
      <text:list xml:id="list7505097138083519213" text:style-name="L1">
        <text:list-item>
          <text:p text:style-name="P3"><text:span text:style-name="T1">Весна 2016 – досыпка грунта к септику (3-4 камаза)</text:span></text:p>
        </text:list-item>
        <text:list-item>
          <text:p text:style-name="P2">Осень 2016 – установка септика доочистки (САД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7:22:50.946010834</meta:creation-date>
    <dc:date>2015-10-12T17:25:58.428902257</dc:date>
    <meta:editing-duration>PT3M7S</meta:editing-duration>
    <meta:editing-cycles>1</meta:editing-cycles>
    <meta:document-statistic meta:table-count="0" meta:image-count="0" meta:object-count="0" meta:page-count="1" meta:paragraph-count="3" meta:word-count="17" meta:character-count="108" meta:non-whitespace-character-count="94"/>
    <meta:generator>LibreOffice/4.4.2.2$Linux_X86_64 LibreOffice_project/40m0$Build-2</meta:generator>
  </office:meta>
</office:document-meta>
</file>